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15c9" officeooo:paragraph-rsid="001e15c9"/>
    </style:style>
    <style:style style:name="P2" style:family="paragraph" style:parent-style-name="Standard">
      <style:text-properties officeooo:rsid="001e15c9" officeooo:paragraph-rsid="001e15c9"/>
    </style:style>
    <style:style style:name="P3" style:family="paragraph" style:parent-style-name="Standard">
      <style:text-properties officeooo:rsid="0021df66" officeooo:paragraph-rsid="0021df66"/>
    </style:style>
    <style:style style:name="T1" style:family="text">
      <style:text-properties officeooo:rsid="00210f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1)Toast使用 </text:p>
      <text:p text:style-name="P1">Toast.makeText(context, "network changes",Toast.LENGTH_SHORT).show(); </text:p>
      <text:p text:style-name="P1">(2)活动中不显示标题栏 </text:p>
      <text:p text:style-name="P1">requestWindowFeature(Window.FEATURE_NO_TITLE);//必须在setContentView()方法前面，否则报错 </text:p>
      <text:p text:style-name="P1">在代码中可以用getActionBar().hide(); </text:p>
      <text:p text:style-name="P1">(3)获取当前语言 </text:p>
      <text:p text:style-name="P1">import java.util.Locale; </text:p>
      <text:p text:style-name="P1">if(Locale.getDefault().getLanguage().endsWith("ro")) </text:p>
      <text:p text:style-name="P1">(4)全屏显示 </text:p>
      <text:p text:style-name="P1">getWindow().setFlags(WindowManager.LayoutParams.FLAG_FULLSCREEN, WindowManager.LayoutParams.FLAG_FULLSCREEN); </text:p>
      <text:p text:style-name="P1">(5)AlertDialog代码中实现 </text:p>
      <text:p text:style-name="P1">AlertDialog.Builder dialog = new AlertDialog.Builder(MainActivity.this); </text:p>
      <text:p text:style-name="P1">dialog.show(); <text:span text:style-name="T1">l</text:span></text:p>
      <text:p text:style-name="P1">(6)ActivityCollector统一管理活动，可以一次性finish。 </text:p>
      <text:p text:style-name="P1">public class ActivityCollector { </text:p>
      <text:p text:style-name="P1"><text:tab/>private static List&lt;Activity&gt; activities=new ArrayList&lt;Activity&gt;(); </text:p>
      <text:p text:style-name="P1"><text:tab/>public static void addActivity(Activity activity){ </text:p>
      <text:p text:style-name="P1"><text:tab/><text:tab/>activities.add(activity); </text:p>
      <text:p text:style-name="P1"><text:tab/>} </text:p>
      <text:p text:style-name="P1">public static void removeActivity(Activity activity){ </text:p>
      <text:p text:style-name="P1"><text:tab/>activities.remove(activity); </text:p>
      <text:p text:style-name="P1">} </text:p>
      <text:p text:style-name="P1">public static void finishAll(){ </text:p>
      <text:p text:style-name="P1"><text:tab/>for(Activity activity:activities){ </text:p>
      <text:p text:style-name="P1"><text:tab/><text:tab/>if(!activity.isFinishing()){ </text:p>
      <text:p text:style-name="P1"><text:tab/><text:tab/><text:tab/>activity.finish(); </text:p>
      <text:p text:style-name="P1"><text:tab/><text:tab/>} </text:p>
      <text:p text:style-name="P1"><text:tab/>} </text:p>
      <text:p text:style-name="P1">} </text:p>
      <text:p text:style-name="P1">} </text:p>
      <text:p text:style-name="P1">(7)广播接收器中启动活动和弹出对话框（实测只有静态注册有效，原因还没搞清） </text:p>
      <text:p text:style-name="P1">1 . 在onReceiver()方法中启动活动，必须添加这句 </text:p>
      <text:p text:style-name="P1">intent1.addFlags(Intent.FLAG_ACTIVITY_NEW_TASK) </text:p>
      <text:p text:style-name="P1">2 . 在onReceiver()中弹出对话框(警告框)，必须设置对话框的类型，并添加相应权限。 </text:p>
      <text:p text:style-name="P1">alertDialog.getWindow().setType(WindowManager.LayoutParams.TYPE_SYSTEM_ALERT); </text:p>
      <text:p text:style-name="P1">在AndroidManifest.xml文件中添加悬浮窗权限 </text:p>
      <text:p text:style-name="P1">uses-permission android:name=”android.permission.SYSTEM_ALERT_WINDOW” </text:p>
      <text:p text:style-name="P1">(8)获取当前手机屏幕长，宽分辨率，以及dpi </text:p>
      <text:p text:style-name="P1">import android.util.DisplayMetrics; </text:p>
      <text:p text:style-name="P1">DisplayMetrics dm = new DisplayMetrics(); <text:s/></text:p>
      <text:p text:style-name="P1">getWindowManager().getDefaultDisplay().getMetrics(dm); </text:p>
      <text:p text:style-name="P1">int width=dm.widthPixels; </text:p>
      <text:p text:style-name="P1">int height=dm.heightPixels; </text:p>
      <text:p text:style-name="P1">int desity=dm.densityDpi; </text:p>
      <text:p text:style-name="P1">(9)设置ImageView的透明度 </text:p>
      <text:p text:style-name="P1">mImageView.setImageAlpha(30);//设置View的透明度为0~255的值，0完全透明，255完全不透明。 </text:p>
      <text:p text:style-name="P1">(10)设置ImageView的位置 </text:p>
      <text:p text:style-name="P1">实例(平移)： </text:p>
      <text:p text:style-name="P1">Matrix mMatrix=new Matrix(); </text:p>
      <text:p text:style-name="P1"><text:soft-page-break/>mMatrix.postTranslate(int x,int y); </text:p>
      <text:p text:style-name="P1">ImageView mImageView=(ImageView)findViewById(R.id.xxx); </text:p>
      <text:p text:style-name="P1">mImageView.setImageTranslate(mMatrix); </text:p>
      <text:p text:style-name="P1">(11)打印手机log </text:p>
      <text:p text:style-name="P1"><text:span text:style-name="T1">adb </text:span>logcat -v time &gt;./a.txt </text:p>
      <text:p text:style-name="P1">(12)获取当前线程号 </text:p>
      <text:p text:style-name="P1">Thread.currentThread().getId()；</text:p>
      <text:p text:style-name="P3">(13)查看ip</text:p>
      <text:p text:style-name="P3">ifconf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5:14:54.878597198</meta:creation-date>
    <dc:date>2016-11-09T10:00:18.793955813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58" meta:word-count="339" meta:character-count="1916" meta:non-whitespace-character-count="1796"/>
  </office:meta>
</office:document-meta>
</file>